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2.35cm" svg:y="2.133cm">
            <draw:object draw:notify-on-update-of-ranges="Sheet1.A6:Sheet1.A20 Sheet1.B6:Sheet1.B20 Sheet1.A6:Sheet1.A20 Sheet1.C6:Sheet1.C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2.575cm" svg:height="8.011cm" svg:x="12.238cm" svg:y="13.985cm">
            <draw:object draw:notify-on-update-of-ranges="Sheet1.A33:Sheet1.A56 Sheet1.C33:Sheet1.C5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8.431cm" svg:y="26.992cm">
            <draw:object draw:notify-on-update-of-ranges="Sheet1.A64:Sheet1.A102 Sheet1.B64:Sheet1.B10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99cm" svg:height="8.999cm" svg:x="8.431cm" svg:y="44.92cm">
            <draw:object draw:notify-on-update-of-ranges="Sheet1.A106:Sheet1.A106 Sheet1.A107:Sheet1.A132 Sheet1.B106:Sheet1.B106 Sheet1.B107:Sheet1.B13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5.999cm" svg:height="8.999cm" svg:x="8.431cm" svg:y="60.714cm">
            <draw:object draw:notify-on-update-of-ranges="Sheet1.A143:Sheet1.A178 Sheet1.B143:Sheet1.B17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8.431cm" svg:y="76.935cm">
            <draw:object draw:notify-on-update-of-ranges="Sheet1.A181:Sheet1.A208 Sheet1.B181:Sheet1.B20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Group 7</text:p>
          </table:table-cell>
          <table:table-cell table:number-columns-repeated="3"/>
        </table:table-row>
        <table:table-row table:style-name="ro1">
          <table:table-cell office:value-type="string">
            <text:p>Ashwin Kumar</text:p>
          </table:table-cell>
          <table:table-cell table:number-columns-repeated="3"/>
        </table:table-row>
        <table:table-row table:style-name="ro1">
          <table:table-cell office:value-type="string">
            <text:p>Rahul Saxena</text:p>
          </table:table-cell>
          <table:table-cell office:value-type="string">
            <text:p>Least count of micrometer</text:p>
          </table:table-cell>
          <table:table-cell/>
          <table:table-cell office:value-type="string">
            <text:p>0.01m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hotodetector position(in mm)</text:p>
          </table:table-cell>
          <table:table-cell office:value-type="string">
            <text:p>Intensity (in mA)</text:p>
          </table:table-cell>
          <table:table-cell office:value-type="string">
            <text:p>Intensity (in V)</text:p>
          </table:table-cell>
          <table:table-cell office:value-type="string">
            <text:p>(For detector position at 86cm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.64">
            <text:p>5.64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.6">
            <text:p>11.6</text:p>
          </table:table-cell>
          <table:table-cell office:value-type="float" office:value="0.66">
            <text:p>0.66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1.8">
            <text:p>31.8</text:p>
          </table:table-cell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14">
            <text:p>114</text:p>
          </table:table-cell>
          <table:table-cell office:value-type="float" office:value="12.82">
            <text:p>12.8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6">
            <text:p>116</text:p>
          </table:table-cell>
          <table:table-cell office:value-type="float" office:value="12.3">
            <text:p>12.3</text:p>
          </table:table-cell>
          <table:table-cell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17">
            <text:p>117</text:p>
          </table:table-cell>
          <table:table-cell office:value-type="float" office:value="12.7">
            <text:p>12.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3.9">
            <text:p>113.9</text:p>
          </table:table-cell>
          <table:table-cell office:value-type="float" office:value="12.84">
            <text:p>12.84</text:p>
          </table:table-cell>
          <table:table-cell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14.1">
            <text:p>114.1</text:p>
          </table:table-cell>
          <table:table-cell office:value-type="float" office:value="12.86">
            <text:p>12.8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1.3">
            <text:p>111.3</text:p>
          </table:table-cell>
          <table:table-cell office:value-type="float" office:value="9.7">
            <text:p>9.7</text:p>
          </table:table-cell>
          <table:table-cell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52.5">
            <text:p>52.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.13">
            <text:p>1.13</text:p>
          </table:table-cell>
          <table:table-cell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4.4">
            <text:p>4.4</text:p>
          </table:table-cell>
          <table:table-cell office:value-type="float" office:value="0.252">
            <text:p>0.25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9">
            <text:p>1.9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 office:value-type="string">
            <text:p>Photodetector position(in mm)</text:p>
          </table:table-cell>
          <table:table-cell office:value-type="string">
            <text:p>Intensity (in mA)</text:p>
          </table:table-cell>
          <table:table-cell office:value-type="string">
            <text:p>Intensity (in V)</text:p>
          </table:table-cell>
          <table:table-cell office:value-type="string">
            <text:p>(For detector position at 105cm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0.059">
            <text:p>0.059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15">
            <text:p>1.15</text:p>
          </table:table-cell>
          <table:table-cell office:value-type="float" office:value="0.0658">
            <text:p>0.0658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.31">
            <text:p>1.31</text:p>
          </table:table-cell>
          <table:table-cell office:value-type="float" office:value="0.0746">
            <text:p>0.0746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1.5">
            <text:p>1.5</text:p>
          </table:table-cell>
          <table:table-cell office:value-type="float" office:value="0.085">
            <text:p>0.085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0.114">
            <text:p>0.114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.42">
            <text:p>3.42</text:p>
          </table:table-cell>
          <table:table-cell office:value-type="float" office:value="0.192">
            <text:p>0.192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0.341">
            <text:p>0.341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11.6">
            <text:p>11.6</text:p>
          </table:table-cell>
          <table:table-cell office:value-type="float" office:value="0.65">
            <text:p>0.65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25.3">
            <text:p>25.3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49.2">
            <text:p>49.2</text:p>
          </table:table-cell>
          <table:table-cell office:value-type="float" office:value="2.79">
            <text:p>2.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4.61">
            <text:p>4.61</text:p>
          </table:table-cell>
          <table:table-cell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08.5">
            <text:p>108.5</text:p>
          </table:table-cell>
          <table:table-cell office:value-type="float" office:value="6.43">
            <text:p>6.43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12">
            <text:p>112</text:p>
          </table:table-cell>
          <table:table-cell office:value-type="float" office:value="7.3">
            <text:p>7.3</text:p>
          </table:table-cell>
          <table:table-cell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112.5">
            <text:p>112.5</text:p>
          </table:table-cell>
          <table:table-cell office:value-type="float" office:value="7.95">
            <text:p>7.95</text:p>
          </table:table-cell>
          <table:table-cell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110.2">
            <text:p>110.2</text:p>
          </table:table-cell>
          <table:table-cell office:value-type="float" office:value="7.053">
            <text:p>7.053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09">
            <text:p>109</text:p>
          </table:table-cell>
          <table:table-cell office:value-type="float" office:value="6.15">
            <text:p>6.15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85">
            <text:p>85</text:p>
          </table:table-cell>
          <table:table-cell office:value-type="float" office:value="4.2">
            <text:p>4.2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31">
            <text:p>31</text:p>
          </table:table-cell>
          <table:table-cell office:value-type="float" office:value="1.7">
            <text:p>1.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16.5">
            <text:p>16.5</text:p>
          </table:table-cell>
          <table:table-cell office:value-type="float" office:value="0.94">
            <text:p>0.9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9">
            <text:p>9.9</text:p>
          </table:table-cell>
          <table:table-cell office:value-type="float" office:value="0.55">
            <text:p>0.55</text:p>
          </table:table-cell>
          <table:table-cell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5.4">
            <text:p>5.4</text:p>
          </table:table-cell>
          <table:table-cell office:value-type="float" office:value="0.305">
            <text:p>0.305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3.8">
            <text:p>3.8</text:p>
          </table:table-cell>
          <table:table-cell office:value-type="float" office:value="0.215">
            <text:p>0.215</text:p>
          </table:table-cell>
          <table:table-cell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3">
            <text:p>3</text:p>
          </table:table-cell>
          <table:table-cell office:value-type="float" office:value="0.175">
            <text:p>0.175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>
            <text:p>Photodetector position(in mm)</text:p>
          </table:table-cell>
          <table:table-cell office:value-type="string">
            <text:p>Intensity (in V)</text:p>
          </table:table-cell>
          <table:table-cell office:value-type="string">
            <text:p>(For detector position at 115cm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52">
            <text:p>0.0052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0056">
            <text:p>0.0056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006">
            <text:p>0.006</text:p>
          </table:table-cell>
          <table:table-cell table:number-columns-repeated="2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0069">
            <text:p>0.0069</text:p>
          </table:table-cell>
          <table:table-cell table:number-columns-repeated="2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0086">
            <text:p>0.0086</text:p>
          </table:table-cell>
          <table:table-cell table:number-columns-repeated="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111">
            <text:p>0.0111</text:p>
          </table:table-cell>
          <table:table-cell table:number-columns-repeated="2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0152">
            <text:p>0.0152</text:p>
          </table:table-cell>
          <table:table-cell table:number-columns-repeated="2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0208">
            <text:p>0.0208</text:p>
          </table:table-cell>
          <table:table-cell table:number-columns-repeated="2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0275">
            <text:p>0.0275</text:p>
          </table:table-cell>
          <table:table-cell table:number-columns-repeated="2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0362">
            <text:p>0.036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table:number-columns-repeated="2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6">
            <text:p>0.06</text:p>
          </table:table-cell>
          <table:table-cell table:number-columns-repeated="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0735">
            <text:p>0.0735</text:p>
          </table:table-cell>
          <table:table-cell table:number-columns-repeated="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0856">
            <text:p>0.0856</text:p>
          </table:table-cell>
          <table:table-cell table:number-columns-repeated="2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0967">
            <text:p>0.0967</text:p>
          </table:table-cell>
          <table:table-cell table:number-columns-repeated="2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106">
            <text:p>0.106</text:p>
          </table:table-cell>
          <table:table-cell table:number-columns-repeated="2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114">
            <text:p>0.114</text:p>
          </table:table-cell>
          <table:table-cell table:number-columns-repeated="2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118">
            <text:p>0.118</text:p>
          </table:table-cell>
          <table:table-cell table:number-columns-repeated="2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0.1187">
            <text:p>0.1187</text:p>
          </table:table-cell>
          <table:table-cell table:number-columns-repeated="2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116">
            <text:p>0.11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1">
            <text:p>0.11</text:p>
          </table:table-cell>
          <table:table-cell table:number-columns-repeated="2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.103">
            <text:p>0.103</text:p>
          </table:table-cell>
          <table:table-cell table:number-columns-repeated="2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.093">
            <text:p>0.093</text:p>
          </table:table-cell>
          <table:table-cell table:number-columns-repeated="2"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.0808">
            <text:p>0.0808</text:p>
          </table:table-cell>
          <table:table-cell table:number-columns-repeated="2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0605">
            <text:p>0.0605</text:p>
          </table:table-cell>
          <table:table-cell table:number-columns-repeated="2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0565">
            <text:p>0.0565</text:p>
          </table:table-cell>
          <table:table-cell table:number-columns-repeated="2"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0.0452">
            <text:p>0.0452</text:p>
          </table:table-cell>
          <table:table-cell table:number-columns-repeated="2"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0.0361">
            <text:p>0.0361</text:p>
          </table:table-cell>
          <table:table-cell table:number-columns-repeated="2"/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0.0292">
            <text:p>0.0292</text:p>
          </table:table-cell>
          <table:table-cell table:number-columns-repeated="2"/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0.022">
            <text:p>0.02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74">
            <text:p>0.0174</text:p>
          </table:table-cell>
          <table:table-cell table:number-columns-repeated="2"/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0.0123">
            <text:p>0.0123</text:p>
          </table:table-cell>
          <table:table-cell table:number-columns-repeated="2"/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0.011">
            <text:p>0.011</text:p>
          </table:table-cell>
          <table:table-cell table:number-columns-repeated="2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.0096">
            <text:p>0.0096</text:p>
          </table:table-cell>
          <table:table-cell table:number-columns-repeated="2"/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0.0087">
            <text:p>0.0087</text:p>
          </table:table-cell>
          <table:table-cell table:number-columns-repeated="2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0076">
            <text:p>0.0076</text:p>
          </table:table-cell>
          <table:table-cell table:number-columns-repeated="2"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0.0066">
            <text:p>0.0066</text:p>
          </table:table-cell>
          <table:table-cell table:number-columns-repeated="2"/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0.0064">
            <text:p>0.0064</text:p>
          </table:table-cell>
          <table:table-cell table:number-columns-repeated="2"/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0.0062">
            <text:p>0.0062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hotodetector position(in mm)</text:p>
          </table:table-cell>
          <table:table-cell office:value-type="string">
            <text:p>Intensity (in mV)</text:p>
          </table:table-cell>
          <table:table-cell office:value-type="string">
            <text:p>(For detector position at 75cm)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8.8">
            <text:p>8.8</text:p>
          </table:table-cell>
          <table:table-cell table:number-columns-repeated="2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16.3">
            <text:p>16.3</text:p>
          </table:table-cell>
          <table:table-cell table:number-columns-repeated="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1.5">
            <text:p>21.5</text:p>
          </table:table-cell>
          <table:table-cell table:number-columns-repeated="2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29.1">
            <text:p>29.1</text:p>
          </table:table-cell>
          <table:table-cell table:number-columns-repeated="2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37.9">
            <text:p>37.9</text:p>
          </table:table-cell>
          <table:table-cell table:number-columns-repeated="2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45.8">
            <text:p>45.8</text:p>
          </table:table-cell>
          <table:table-cell table:number-columns-repeated="2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53.3">
            <text:p>53.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7.8">
            <text:p>57.8</text:p>
          </table:table-cell>
          <table:table-cell table:number-columns-repeated="2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8.8">
            <text:p>58.8</text:p>
          </table:table-cell>
          <table:table-cell table:number-columns-repeated="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.6">
            <text:p>50.6</text:p>
          </table:table-cell>
          <table:table-cell table:number-columns-repeated="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43.7">
            <text:p>43.7</text:p>
          </table:table-cell>
          <table:table-cell table:number-columns-repeated="2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36.1">
            <text:p>36.1</text:p>
          </table:table-cell>
          <table:table-cell table:number-columns-repeated="2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19.6">
            <text:p>19.6</text:p>
          </table:table-cell>
          <table:table-cell table:number-columns-repeated="2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15.1">
            <text:p>15.1</text:p>
          </table:table-cell>
          <table:table-cell table:number-columns-repeated="2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2.1">
            <text:p>12.1</text:p>
          </table:table-cell>
          <table:table-cell table:number-columns-repeated="2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3">
            <text:p>8.3</text:p>
          </table:table-cell>
          <table:table-cell table:number-columns-repeated="2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5.8">
            <text:p>5.8</text:p>
          </table:table-cell>
          <table:table-cell table:number-columns-repeated="2"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5.3">
            <text:p>5.3</text:p>
          </table:table-cell>
          <table:table-cell table:number-columns-repeated="2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5.2">
            <text:p>5.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eam expander</text:p>
          </table:table-cell>
          <table:table-cell table:number-columns-repeated="3"/>
        </table:table-row>
        <table:table-row table:style-name="ro1">
          <table:table-cell office:value-type="string">
            <text:p>focal length of smaller lense</text:p>
          </table:table-cell>
          <table:table-cell office:value-type="string">
            <text:p>5.5 cm</text:p>
          </table:table-cell>
          <table:table-cell table:number-columns-repeated="2"/>
        </table:table-row>
        <table:table-row table:style-name="ro1">
          <table:table-cell office:value-type="string">
            <text:p>focal length of larger lense</text:p>
          </table:table-cell>
          <table:table-cell office:value-type="string">
            <text:p>22 cm</text:p>
          </table:table-cell>
          <table:table-cell table:number-columns-repeated="2"/>
        </table:table-row>
        <table:table-row table:style-name="ro1">
          <table:table-cell office:value-type="string">
            <text:p>endeffector position at</text:p>
          </table:table-cell>
          <table:table-cell office:value-type="string">
            <text:p>62.5 c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hotodetector position(in mm)</text:p>
          </table:table-cell>
          <table:table-cell office:value-type="string">
            <text:p>Intensity (in mV)</text:p>
          </table:table-cell>
          <table:table-cell office:value-type="string">
            <text:p>(For detector position at 80cm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.9">
            <text:p>6.9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7.4">
            <text:p>7.4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8.7">
            <text:p>8.7</text:p>
          </table:table-cell>
          <table:table-cell table:number-columns-repeated="2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9.3">
            <text:p>9.3</text:p>
          </table:table-cell>
          <table:table-cell table:number-columns-repeated="2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5.3">
            <text:p>15.3</text:p>
          </table:table-cell>
          <table:table-cell table:number-columns-repeated="2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21.7">
            <text:p>21.7</text:p>
          </table:table-cell>
          <table:table-cell table:number-columns-repeated="2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26.3">
            <text:p>26.3</text:p>
          </table:table-cell>
          <table:table-cell table:number-columns-repeated="2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39.9">
            <text:p>39.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.4">
            <text:p>42.4</text:p>
          </table:table-cell>
          <table:table-cell table:number-columns-repeated="2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45.6">
            <text:p>45.6</text:p>
          </table:table-cell>
          <table:table-cell table:number-columns-repeated="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5.5">
            <text:p>55.5</text:p>
          </table:table-cell>
          <table:table-cell table:number-columns-repeated="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63.2">
            <text:p>63.2</text:p>
          </table:table-cell>
          <table:table-cell table:number-columns-repeated="2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72.7">
            <text:p>72.7</text:p>
          </table:table-cell>
          <table:table-cell table:number-columns-repeated="2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87.9">
            <text:p>87.9</text:p>
          </table:table-cell>
          <table:table-cell table:number-columns-repeated="2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9">
            <text:p>148.9</text:p>
          </table:table-cell>
          <table:table-cell table:number-columns-repeated="2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65.5">
            <text:p>65.5</text:p>
          </table:table-cell>
          <table:table-cell table:number-columns-repeated="2"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64.1">
            <text:p>64.1</text:p>
          </table:table-cell>
          <table:table-cell table:number-columns-repeated="2"/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44.2">
            <text:p>44.2</text:p>
          </table:table-cell>
          <table:table-cell table:number-columns-repeated="2"/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34.9">
            <text:p>34.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.3">
            <text:p>29.3</text:p>
          </table:table-cell>
          <table:table-cell table:number-columns-repeated="2"/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21.4">
            <text:p>21.4</text:p>
          </table:table-cell>
          <table:table-cell table:number-columns-repeated="2"/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17.4">
            <text:p>17.4</text:p>
          </table:table-cell>
          <table:table-cell table:number-columns-repeated="2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2.7">
            <text:p>12.7</text:p>
          </table:table-cell>
          <table:table-cell table:number-columns-repeated="2"/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6.9">
            <text:p>6.9</text:p>
          </table:table-cell>
          <table:table-cell table:number-columns-repeated="2"/>
        </table:table-row>
        <table:table-row table:style-name="ro1">
          <table:table-cell office:value-type="string">
            <text:p>Photodetector position(in mm)</text:p>
          </table:table-cell>
          <table:table-cell office:value-type="string">
            <text:p>Intensity (in mV)</text:p>
          </table:table-cell>
          <table:table-cell office:value-type="string">
            <text:p>(For detector position at 100cm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74">
            <text:p>274</text:p>
          </table:table-cell>
          <table:table-cell table:number-columns-repeated="2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391">
            <text:p>391</text:p>
          </table:table-cell>
          <table:table-cell table:number-columns-repeated="2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487">
            <text:p>487</text:p>
          </table:table-cell>
          <table:table-cell table:number-columns-repeated="2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550">
            <text:p>550</text:p>
          </table:table-cell>
          <table:table-cell table:number-columns-repeated="2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51">
            <text:p>851</text:p>
          </table:table-cell>
          <table:table-cell table:number-columns-repeated="2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088">
            <text:p>1088</text:p>
          </table:table-cell>
          <table:table-cell table:number-columns-repeated="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389">
            <text:p>1389</text:p>
          </table:table-cell>
          <table:table-cell table:number-columns-repeated="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1624">
            <text:p>1624</text:p>
          </table:table-cell>
          <table:table-cell table:number-columns-repeated="2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1726">
            <text:p>1726</text:p>
          </table:table-cell>
          <table:table-cell table:number-columns-repeated="2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618">
            <text:p>1618</text:p>
          </table:table-cell>
          <table:table-cell table:number-columns-repeated="2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1265">
            <text:p>1265</text:p>
          </table:table-cell>
          <table:table-cell table:number-columns-repeated="2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853">
            <text:p>853</text:p>
          </table:table-cell>
          <table:table-cell table:number-columns-repeated="2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457">
            <text:p>457</text:p>
          </table:table-cell>
          <table:table-cell table:number-columns-repeated="2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9.5">
            <text:p>9.5</text:p>
          </table:table-cell>
          <table:table-cell table:number-columns-repeated="2"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8.4">
            <text:p>8.4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4:25:00</meta:creation-date>
    <meta:generator>LibreOffice/3.5$Linux_X86_64 LibreOffice_project/350m1$Build-2</meta:generator>
    <dc:date>2018-08-16T16:56:03</dc:date>
    <meta:editing-duration>PT2H28M36S</meta:editing-duration>
    <meta:editing-cycles>14</meta:editing-cycles>
    <meta:document-statistic meta:table-count="3" meta:cell-count="40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6:Sheet1.C20" svg:x="0.77cm" svg:y="0.855cm" svg:width="11.738cm" svg:height="7.545cm">
          <chartooo:coordinate-region svg:x="1.577cm" svg:y="1.054cm" svg:width="10.83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20" chart:class="chart:scatter">
            <chart:domain table:cell-range-address="Sheet1.A6:Sheet1.A20"/>
            <chart:data-point chart:repeated="15"/>
          </chart:series>
          <chart:series chart:style-name="ch7" chart:values-cell-range-address="Sheet1.C6:Sheet1.C20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20</svg:desc>
                </draw:g>
              </table:table-cell>
              <table:table-cell office:value-type="float" office:value="3.6">
                <text:p>3.6</text:p>
                <draw:g>
                  <svg:desc>Sheet1.B6:Sheet1.B20</svg:desc>
                </draw:g>
              </table:table-cell>
              <table:table-cell office:value-type="float" office:value="0.02">
                <text:p>0.02</text:p>
                <draw:g>
                  <svg:desc>Sheet1.C6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5.64">
                <text:p>5.6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31.8">
                <text:p>31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14">
                <text:p>114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16">
                <text:p>116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17">
                <text:p>117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13.9">
                <text:p>113.9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114.1">
                <text:p>114.1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11.3">
                <text:p>111.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52.5">
                <text:p>5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.4">
                <text:p>4.4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76cm" svg:height="8.012cm" xlink:href=".." xlink:type="simple" chart:class="chart:scatter" chart:style-name="ch1">
        <chart:legend chart:legend-position="end" svg:x="9.724cm" svg:y="3.707cm" style:legend-expansion="high" chart:style-name="ch2"/>
        <chart:plot-area chart:style-name="ch3" table:cell-range-address="Sheet1.A33:Sheet1.A56 Sheet1.C33:Sheet1.C56" svg:x="0.701cm" svg:y="0.775cm" svg:width="8.521cm" svg:height="6.657cm">
          <chartooo:coordinate-region svg:x="1.137cm" svg:y="0.974cm" svg:width="7.845cm" svg:height="5.8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3:Sheet1.C56" chart:class="chart:scatter">
            <chart:domain table:cell-range-address="Sheet1.A33:Sheet1.A56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3:Sheet1.A56</svg:desc>
                </draw:g>
              </table:table-cell>
              <table:table-cell office:value-type="float" office:value="0.059">
                <text:p>0.059</text:p>
                <draw:g>
                  <svg:desc>Sheet1.C33:Sheet1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658">
                <text:p>0.0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7.053">
                <text:p>7.0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175">
                <text:p>0.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64:Sheet1.B102" svg:x="0.77cm" svg:y="0.855cm" svg:width="11.738cm" svg:height="7.545cm">
          <chartooo:coordinate-region svg:x="1.682cm" svg:y="1.054cm" svg:width="10.73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4:Sheet1.B102" chart:class="chart:scatter">
            <chart:domain table:cell-range-address="Sheet1.A64:Sheet1.A102"/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4:Sheet1.A102</svg:desc>
                </draw:g>
              </table:table-cell>
              <table:table-cell office:value-type="float" office:value="0.0052">
                <text:p>0.0052</text:p>
                <draw:g>
                  <svg:desc>Sheet1.B64:Sheet1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735">
                <text:p>0.0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0856">
                <text:p>0.0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0967">
                <text:p>0.0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1187">
                <text:p>0.11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0605">
                <text:p>0.0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0361">
                <text:p>0.03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0062">
                <text:p>0.00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06:Sheet1.B132" chart:data-source-has-labels="row" svg:x="0.77cm" svg:y="0.855cm" svg:width="11.738cm" svg:height="7.545cm">
          <chartooo:coordinate-region svg:x="1.391cm" svg:y="1.054cm" svg:width="11.02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07:Sheet1.B132" chart:label-cell-address="Sheet1.B106:Sheet1.B106" chart:class="chart:scatter">
            <chart:domain table:cell-range-address="Sheet1.A107:Sheet1.A132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1.B106:Sheet1.B1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07:Sheet1.A132</svg:desc>
                </draw:g>
              </table:table-cell>
              <table:table-cell office:value-type="float" office:value="5">
                <text:p>5</text:p>
                <draw:g>
                  <svg:desc>Sheet1.B107:Sheet1.B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5.2">
                <text:p>5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43:Sheet1.B178" svg:x="0.77cm" svg:y="0.855cm" svg:width="11.738cm" svg:height="7.545cm">
          <chartooo:coordinate-region svg:x="1.577cm" svg:y="1.054cm" svg:width="10.83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43:Sheet1.B178" chart:class="chart:scatter">
            <chart:domain table:cell-range-address="Sheet1.A143:Sheet1.A178"/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43:Sheet1.A178</svg:desc>
                </draw:g>
              </table:table-cell>
              <table:table-cell office:value-type="float" office:value="6.9">
                <text:p>6.9</text:p>
                <draw:g>
                  <svg:desc>Sheet1.B143:Sheet1.B1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6.9">
                <text:p>6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81:Sheet1.B208" svg:x="0.77cm" svg:y="0.855cm" svg:width="11.738cm" svg:height="7.545cm">
          <chartooo:coordinate-region svg:x="1.762cm" svg:y="1.054cm" svg:width="10.65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81:Sheet1.B208" chart:class="chart:scatter">
            <chart:domain table:cell-range-address="Sheet1.A181:Sheet1.A208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81:Sheet1.A208</svg:desc>
                </draw:g>
              </table:table-cell>
              <table:table-cell office:value-type="float" office:value="40">
                <text:p>40</text:p>
                <draw:g>
                  <svg:desc>Sheet1.B181:Sheet1.B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8.4">
                <text:p>8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